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00782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b85c00"/>
    </style:style>
    <style:style style:name="T31" style:family="text">
      <style:text-properties fo:color="#ea7500"/>
    </style:style>
    <style:style style:name="T32" style:family="text">
      <style:text-properties fo:color="#ff9900"/>
    </style:style>
    <style:style style:name="T33" style:family="text">
      <style:text-properties fo:color="#d62e4e"/>
    </style:style>
    <style:style style:name="T34" style:family="text">
      <style:text-properties fo:color="#bf0041"/>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10">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6.3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1.0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3">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سالمی، [درون سالمی]</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درون سالمی</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0">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1">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3">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2">،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34">[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8">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8">تقابل پذیر،</text:span> معمول شدہ</text:p>
          </table:table-cell>
          <table:table-cell office:value-type="string" calcext:value-type="string">
            <text:p><text:span text:style-name="T3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7">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3">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1">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6">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4">عبوری امکان، عبوری احتمال</text:span>، <text:span text:style-name="T15">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32">عبوری دور</text:span>،<text:span text:style-name="T15">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56">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7">00/00/0000</text:date>, <text:time style:data-style-name="N2" text:time-value="11:36:24.0817371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27T12:37:52.707875815</dc:date>
    <meta:editing-duration>P99DT12H52M15S</meta:editing-duration>
    <meta:editing-cycles>4389</meta:editing-cycles>
    <meta:generator>LibreOffice/6.4.7.2$Linux_X86_64 LibreOffice_project/40$Build-2</meta:generator>
    <meta:document-statistic meta:table-count="3" meta:cell-count="699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